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break-before="page"/>
      <style:text-properties fo:language="fr" fo:country="FR" officeooo:rsid="0010b5f3" officeooo:paragraph-rsid="0010b5f3"/>
    </style:style>
    <style:style style:name="P14" style:family="paragraph" style:parent-style-name="Standard">
      <style:text-properties fo:language="fr" fo:country="FR" officeooo:rsid="0010b5f3" officeooo:paragraph-rsid="0010b5f3"/>
    </style:style>
    <style:style style:name="P15" style:family="paragraph" style:parent-style-name="Standard">
      <style:text-properties fo:language="fr" fo:country="FR" officeooo:rsid="0010b5f3" officeooo:paragraph-rsid="0013d14b"/>
    </style:style>
    <style:style style:name="P16" style:family="paragraph" style:parent-style-name="Standard">
      <style:paragraph-properties fo:break-before="page"/>
      <style:text-properties fo:language="fr" fo:country="FR" officeooo:rsid="00138922" officeooo:paragraph-rsid="00138922"/>
    </style:style>
    <style:style style:name="P17" style:family="paragraph" style:parent-style-name="Standard">
      <style:text-properties fo:language="fr" fo:country="FR" officeooo:rsid="00138922" officeooo:paragraph-rsid="00138922"/>
    </style:style>
    <style:style style:name="P18" style:family="paragraph" style:parent-style-name="Standard">
      <style:text-properties fo:language="fr" fo:country="FR" officeooo:rsid="00138922" officeooo:paragraph-rsid="0013d14b"/>
    </style:style>
    <style:style style:name="P19" style:family="paragraph" style:parent-style-name="Text_20_body">
      <style:paragraph-properties fo:break-before="page"/>
      <style:text-properties fo:language="fr" fo:country="FR" officeooo:rsid="00162034" officeooo:paragraph-rsid="00162034"/>
    </style:style>
    <style:style style:name="P20" style:family="paragraph" style:parent-style-name="Text_20_body">
      <style:text-properties fo:language="fr" fo:country="FR" officeooo:rsid="00162034" officeooo:paragraph-rsid="00162034"/>
    </style:style>
    <style:style style:name="P21" style:family="paragraph" style:parent-style-name="Text_20_body">
      <style:paragraph-properties fo:break-before="page"/>
      <style:text-properties fo:language="fr" fo:country="FR" officeooo:rsid="00162034" officeooo:paragraph-rsid="0033c185"/>
    </style:style>
    <style:style style:name="P22" style:family="paragraph" style:parent-style-name="Text_20_body">
      <style:paragraph-properties fo:break-before="page"/>
      <style:text-properties fo:language="fr" fo:country="FR" officeooo:rsid="00172760" officeooo:paragraph-rsid="0018fca6"/>
    </style:style>
    <style:style style:name="P23" style:family="paragraph" style:parent-style-name="Text_20_body">
      <style:paragraph-properties fo:text-align="justify" style:justify-single-word="false"/>
      <style:text-properties fo:language="fr" fo:country="FR" officeooo:rsid="00172760" officeooo:paragraph-rsid="00172760"/>
    </style:style>
    <style:style style:name="P24" style:family="paragraph" style:parent-style-name="Standard">
      <style:text-properties fo:language="fr" fo:country="FR" officeooo:rsid="0022fc9c" officeooo:paragraph-rsid="0022fc9c"/>
    </style:style>
    <style:style style:name="P25" style:family="paragraph" style:parent-style-name="Horizontal_20_Line">
      <style:text-properties fo:language="fr" fo:country="FR" officeooo:paragraph-rsid="0085862e"/>
    </style:style>
    <style:style style:name="P26" style:family="paragraph" style:parent-style-name="Horizontal_20_Line">
      <style:text-properties fo:language="fr" fo:country="FR" officeooo:paragraph-rsid="008a0a83"/>
    </style:style>
    <style:style style:name="P27" style:family="paragraph" style:parent-style-name="Standard">
      <style:text-properties officeooo:rsid="0022fc9c" officeooo:paragraph-rsid="0022fc9c"/>
    </style:style>
    <style:style style:name="P28" style:family="paragraph" style:parent-style-name="Text_20_body">
      <style:paragraph-properties fo:break-before="page"/>
      <style:text-properties officeooo:rsid="001b51e2" officeooo:paragraph-rsid="001b51e2"/>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Heading_20_1">
      <style:text-properties officeooo:paragraph-rsid="0085862e"/>
    </style:style>
    <style:style style:name="P31" style:family="paragraph" style:parent-style-name="Heading_20_1">
      <style:text-properties officeooo:paragraph-rsid="008a0a83"/>
    </style:style>
    <style:style style:name="P32" style:family="paragraph" style:parent-style-name="Standard" style:list-style-name="L1">
      <style:text-properties fo:language="fr" fo:country="FR" officeooo:rsid="0022fc9c" officeooo:paragraph-rsid="0022fc9c"/>
    </style:style>
    <style:style style:name="P33" style:family="paragraph" style:parent-style-name="Text_20_body" style:list-style-name="L2">
      <style:text-properties fo:language="fr" fo:country="FR" officeooo:rsid="0084edf7" officeooo:paragraph-rsid="0084edf7"/>
    </style:style>
    <style:style style:name="P34" style:family="paragraph" style:parent-style-name="Text_20_body" style:list-style-name="L8">
      <style:text-properties fo:language="fr" fo:country="FR" officeooo:rsid="0084edf7" officeooo:paragraph-rsid="0087254b"/>
    </style:style>
    <style:style style:name="P35" style:family="paragraph" style:parent-style-name="Text_20_body" style:list-style-name="L9">
      <style:text-properties fo:language="fr" fo:country="FR" officeooo:rsid="0084edf7" officeooo:paragraph-rsid="0085862e"/>
    </style:style>
    <style:style style:name="P36" style:family="paragraph" style:parent-style-name="Text_20_body" style:list-style-name="L2">
      <style:text-properties fo:language="fr" fo:country="FR" officeooo:rsid="0013d14b" officeooo:paragraph-rsid="0013d14b"/>
    </style:style>
    <style:style style:name="P37" style:family="paragraph" style:parent-style-name="Text_20_body" style:list-style-name="L8">
      <style:text-properties fo:language="fr" fo:country="FR" officeooo:rsid="0013d14b" officeooo:paragraph-rsid="0087254b"/>
    </style:style>
    <style:style style:name="P38" style:family="paragraph" style:parent-style-name="Text_20_body" style:list-style-name="L9">
      <style:text-properties fo:language="fr" fo:country="FR" officeooo:rsid="0013d14b" officeooo:paragraph-rsid="0085862e"/>
    </style:style>
    <style:style style:name="P39" style:family="paragraph" style:parent-style-name="Text_20_body" style:list-style-name="L10">
      <style:text-properties fo:language="fr" fo:country="FR" officeooo:rsid="0013d14b" officeooo:paragraph-rsid="008a0a83"/>
    </style:style>
    <style:style style:name="P40" style:family="paragraph" style:parent-style-name="Text_20_body" style:list-style-name="L2">
      <style:text-properties fo:language="fr" fo:country="FR" officeooo:rsid="00602d7c" officeooo:paragraph-rsid="00602d7c"/>
    </style:style>
    <style:style style:name="P41" style:family="paragraph" style:parent-style-name="Text_20_body" style:list-style-name="L3">
      <style:text-properties fo:language="fr" fo:country="FR" officeooo:rsid="002a93f3" officeooo:paragraph-rsid="00321e7b"/>
    </style:style>
    <style:style style:name="P42" style:family="paragraph" style:parent-style-name="Text_20_body" style:list-style-name="L3">
      <style:text-properties fo:language="fr" fo:country="FR" officeooo:rsid="002a93f3" officeooo:paragraph-rsid="008379a0"/>
    </style:style>
    <style:style style:name="P43" style:family="paragraph" style:parent-style-name="Text_20_body" style:list-style-name="L5">
      <style:text-properties fo:language="fr" fo:country="FR" officeooo:rsid="002a93f3" officeooo:paragraph-rsid="0035f525"/>
    </style:style>
    <style:style style:name="P44" style:family="paragraph" style:parent-style-name="Text_20_body" style:list-style-name="L5">
      <style:text-properties fo:language="fr" fo:country="FR" officeooo:rsid="002a93f3" officeooo:paragraph-rsid="007fdef0"/>
    </style:style>
    <style:style style:name="P45" style:family="paragraph" style:parent-style-name="Text_20_body" style:list-style-name="L6">
      <style:text-properties fo:language="fr" fo:country="FR" officeooo:rsid="002a93f3" officeooo:paragraph-rsid="002a93f3"/>
    </style:style>
    <style:style style:name="P46" style:family="paragraph" style:parent-style-name="Text_20_body" style:list-style-name="L3">
      <style:text-properties fo:language="fr" fo:country="FR" officeooo:paragraph-rsid="00321e7b"/>
    </style:style>
    <style:style style:name="P47" style:family="paragraph" style:parent-style-name="Text_20_body" style:list-style-name="L3">
      <style:text-properties fo:language="fr" fo:country="FR" officeooo:rsid="00321e7b" officeooo:paragraph-rsid="00321e7b"/>
    </style:style>
    <style:style style:name="P48" style:family="paragraph" style:parent-style-name="Text_20_body" style:list-style-name="L5">
      <style:text-properties fo:language="fr" fo:country="FR" officeooo:rsid="00321e7b" officeooo:paragraph-rsid="0035f525"/>
    </style:style>
    <style:style style:name="P49" style:family="paragraph" style:parent-style-name="Text_20_body" style:list-style-name="L5">
      <style:text-properties fo:language="fr" fo:country="FR" officeooo:rsid="00321e7b" officeooo:paragraph-rsid="0060a001"/>
    </style:style>
    <style:style style:name="P50" style:family="paragraph" style:parent-style-name="Text_20_body" style:list-style-name="L3">
      <style:text-properties fo:language="fr" fo:country="FR" officeooo:rsid="0060a001" officeooo:paragraph-rsid="0060a001"/>
    </style:style>
    <style:style style:name="P51" style:family="paragraph" style:parent-style-name="Text_20_body" style:list-style-name="L4">
      <style:text-properties fo:language="fr" fo:country="FR" officeooo:paragraph-rsid="0015b8c0"/>
    </style:style>
    <style:style style:name="P52" style:family="paragraph" style:parent-style-name="Text_20_body" style:list-style-name="L4">
      <style:text-properties fo:language="fr" fo:country="FR" officeooo:paragraph-rsid="00654e19"/>
    </style:style>
    <style:style style:name="P53" style:family="paragraph" style:parent-style-name="Text_20_body" style:list-style-name="L5">
      <style:text-properties fo:language="fr" fo:country="FR" officeooo:rsid="0035f525" officeooo:paragraph-rsid="0035f525"/>
    </style:style>
    <style:style style:name="P54" style:family="paragraph" style:parent-style-name="Text_20_body" style:list-style-name="L5">
      <style:text-properties fo:language="fr" fo:country="FR" officeooo:rsid="007e6fb0" officeooo:paragraph-rsid="007e6fb0"/>
    </style:style>
    <style:style style:name="P55" style:family="paragraph" style:parent-style-name="Text_20_body" style:list-style-name="L5">
      <style:text-properties fo:language="fr" fo:country="FR" officeooo:paragraph-rsid="0035f525"/>
    </style:style>
    <style:style style:name="P56" style:family="paragraph" style:parent-style-name="Text_20_body" style:list-style-name="L6">
      <style:text-properties fo:language="fr" fo:country="FR" officeooo:rsid="0081ca9a" officeooo:paragraph-rsid="0081ca9a"/>
    </style:style>
    <style:style style:name="P57" style:family="paragraph" style:parent-style-name="Text_20_body" style:list-style-name="L7">
      <style:text-properties officeooo:rsid="001742f6" officeooo:paragraph-rsid="001742f6"/>
    </style:style>
    <style:style style:name="P58" style:family="paragraph" style:parent-style-name="Text_20_body" style:list-style-name="L7">
      <style:text-properties officeooo:rsid="0018fca6" officeooo:paragraph-rsid="0018fca6"/>
    </style:style>
    <style:style style:name="P59" style:family="paragraph" style:parent-style-name="Text_20_body" style:list-style-name="L10">
      <style:text-properties officeooo:paragraph-rsid="008a0a8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e document contient des exemples d’exercices à adapter.</text:p>
      <text:p text:style-name="P24"/>
      <text:p text:style-name="P24">Il est utilisé :</text:p>
      <text:list text:style-name="L1">
        <text:list-item>
          <text:p text:style-name="P32">dans les tests automatisés ;</text:p>
        </text:list-item>
        <text:list-item>
          <text:p text:style-name="P32">pour communiquer <text:s/>au sujet des procédures d’extraction et adaptation.</text:p>
        </text:list-item>
      </text:list>
      <text:p text:style-name="P27"><text:span text:style-name="T8"/></text:p>
      <text:p text:style-name="P24">Chaque page contient un exercice, suivi d’une brève description de la procédure à suivre pour l’extraire et l’adapter.</text:p>
      <text:p text:style-name="P2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29"><text:a xlink:type="simple" xlink:href="#__RefHeading___Toc715_2029888620" text:style-name="Index_20_Link" text:visited-style-name="Index_20_Link">Sélection de mots avec deux catégories<text:tab/>2</text:a></text:p>
          <text:p text:style-name="P29"><text:a xlink:type="simple" xlink:href="#__RefHeading___Toc717_2029888620" text:style-name="Index_20_Link" text:visited-style-name="Index_20_Link">Simple QCM<text:tab/>3</text:a></text:p>
          <text:p text:style-name="P29"><text:a xlink:type="simple" xlink:href="#__RefHeading___Toc719_2029888620" text:style-name="Index_20_Link" text:visited-style-name="Index_20_Link">Simple remplissage libre<text:tab/>4</text:a></text:p>
          <text:p text:style-name="P29"><text:a xlink:type="simple" xlink:href="#__RefHeading___Toc721_2029888620" text:style-name="Index_20_Link" text:visited-style-name="Index_20_Link">Double QCM<text:tab/>5</text:a></text:p>
          <text:p text:style-name="P29"><text:a xlink:type="simple" xlink:href="#__RefHeading___Toc723_2029888620" text:style-name="Index_20_Link" text:visited-style-name="Index_20_Link">QCM avec choix dans l’énoncé<text:tab/>6</text:a></text:p>
          <text:p text:style-name="P29"><text:a xlink:type="simple" xlink:href="#__RefHeading___Toc725_2029888620" text:style-name="Index_20_Link" text:visited-style-name="Index_20_Link">Sélection de mots avec couleurs personnalisées<text:tab/>7</text:a></text:p>
          <text:p text:style-name="P29"><text:a xlink:type="simple" xlink:href="#__RefHeading___Toc727_2029888620" text:style-name="Index_20_Link" text:visited-style-name="Index_20_Link">Sélection de lettres avec une seule catégorie<text:tab/>8</text:a></text:p>
          <text:p text:style-name="P29"><text:a xlink:type="simple" xlink:href="#__RefHeading___Toc729_2029888620" text:style-name="Index_20_Link" text:visited-style-name="Index_20_Link">Sélection de ponctuation avec deux catégories<text:tab/>9</text:a></text:p>
          <text:p text:style-name="P29"><text:a xlink:type="simple" xlink:href="#__RefHeading___Toc729_2029888620%20Copy%201" text:style-name="Index_20_Link" text:visited-style-name="Index_20_Link">Sélection de phrases avec deux catégories<text:tab/>10</text:a></text:p>
        </text:index-body>
      </text:table-of-content>
      <text:p text:style-name="P24"/>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3">Cocher l’item « Mots »</text:p>
        </text:list-item>
        <text:list-item>
          <text:p text:style-name="P36"><text:span text:style-name="T11">Cliquer sur la deuxième couleur </text:span><text:span text:style-name="T22">de l’effet</text:span><text:span text:style-name="T14"> « </text:span><text:span text:style-name="T22">Cochable</text:span><text:span text:style-name="T14"> »</text:span></text:p>
        </text:list-item>
        <text:list-item>
          <text:p text:style-name="P40">Vérifier que ça a automatiquement coché l’effet « Cochable »</text:p>
        </text:list-item>
        <text:list-item>
          <text:p text:style-name="P36">Sélectionner la consigne dans le PDF</text:p>
        </text:list-item>
        <text:list-item>
          <text:p text:style-name="P36"><text:span text:style-name="T3">Idem pour</text:span> l’énoncé</text:p>
        </text:list-item>
        <text:list-item>
          <text:p text:style-name="P36">Dans la consigne, sélectionner « verbe » puis cliquer sur le bouton <text:span text:style-name="T11">de la première couleur</text:span></text:p>
        </text:list-item>
        <text:list-item>
          <text:p text:style-name="P36">Dans la consigne, sélectionner « noms communs » puis cliquer sur le bouton <text:span text:style-name="T11">de la seconde couleur</text:span></text:p>
        </text:list-item>
      </text:list>
      <text:p text:style-name="P13">Complète avec alpha, bravo ou charlie.</text:p>
      <text:p text:style-name="P14"/>
      <text:p text:style-name="P15">...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1"><text:span text:style-name="T23">(Optionnel) </text:span>Choisir le type d’adaptation : « Choix multiple »</text:p>
        </text:list-item>
        <text:list-item>
          <text:p text:style-name="P41">Sélectionner la consigne dans le PDF</text:p>
        </text:list-item>
        <text:list-item>
          <text:p text:style-name="P41">Idem pour l’énoncé</text:p>
        </text:list-item>
        <text:list-item>
          <text:p text:style-name="P41">Cliquer sur le bouton « Choix multiples »</text:p>
        </text:list-item>
        <text:list-item>
          <text:p text:style-name="P46"><text:span text:style-name="T17">S</text:span><text:span text:style-name="T3">électionner « </text:span><text:span text:style-name="T18">alpha, bravo ou charlie </text:span><text:span text:style-name="T3">» </text:span><text:span text:style-name="T17">dans le champs « Consigne »</text:span></text:p>
        </text:list-item>
        <text:list-item>
          <text:p text:style-name="P42"><text:span text:style-name="T29">Vérifier</text:span> que les champs suivant ont la valeur attendue :</text:p>
          <text:list>
            <text:list-item>
              <text:p text:style-name="P42">« Séparateur<text:span text:style-name="T29">s</text:span> » : « , » <text:span text:style-name="T29">et « </text:span><text:span text:style-name="T30">ou »</text:span></text:p>
            </text:list-item>
            <text:list-item>
              <text:p text:style-name="P42">« Début » : <text:span text:style-name="T30">vide</text:span></text:p>
            </text:list-item>
            <text:list-item>
              <text:p text:style-name="P42">« Fin » : <text:span text:style-name="T30">vide</text:span></text:p>
            </text:list-item>
          </text:list>
        </text:list-item>
        <text:list-item>
          <text:p text:style-name="P47">Modifier le<text:span text:style-name="T21">s</text:span> « séparateur<text:span text:style-name="T21">s »</text:span> en « , » <text:span text:style-name="T21">et « ou »</text:span></text:p>
        </text:list-item>
        <text:list-item>
          <text:p text:style-name="P50">Modifier le « trou à remplir » en « ... »</text:p>
        </text:list-item>
        <text:list-item>
          <text:p text:style-name="P41">Cliquer sur OK</text:p>
        </text:list-item>
      </text:list>
      <text:p text:style-name="P16">Construis les noms communs féminins associés à ces verbes.</text:p>
      <text:p text:style-name="P17"/>
      <text:p text:style-name="P18">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1"><text:span text:style-name="T25">(Optionnel) </text:span>Choisir le type d’adaptation « <text:span text:style-name="T3">Remplissage par texte libre</text:span> »</text:p>
        </text:list-item>
        <text:list-item>
          <text:p text:style-name="P51">Sélectionner la consigne dans le PDF</text:p>
        </text:list-item>
        <text:list-item>
          <text:p text:style-name="P51"><text:span text:style-name="T3">Idem pour</text:span> l’énoncé</text:p>
        </text:list-item>
        <text:list-item>
          <text:p text:style-name="P52"><text:span text:style-name="T26">Cliquer sur le bouton « + » à coté de « Trou pour texte libre » et y entrer</text:span> « ...<text:span text:style-name="T2"> »</text:span></text:p>
        </text:list-item>
      </text:list>
      <text:p text:style-name="P21">Indique le genre <text:span text:style-name="T19">(masculin/féminin)</text:span> et le nombre <text:span text:style-name="T28">[</text:span><text:span text:style-name="T19">singulier </text:span><text:span text:style-name="T28">* </text:span><text:span text:style-name="T19">pluriel</text:span><text:span text:style-name="T28">]</text:span><text:span text:style-name="T19"> </text:span>des noms suivants.</text:p>
      <text:p text:style-name="P20">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53"><text:span text:style-name="T23">(Optionnel) </text:span>Choisir le type d’adaptation : « Choix multiple »</text:p>
        </text:list-item>
        <text:list-item>
          <text:p text:style-name="P43">Sélectionner la consigne dans le PDF</text:p>
        </text:list-item>
        <text:list-item>
          <text:p text:style-name="P43">Idem pour l’énoncé</text:p>
        </text:list-item>
        <text:list-item>
          <text:p text:style-name="P53">Ré-arranger l’énoncé :</text:p>
          <text:list>
            <text:list-item>
              <text:p text:style-name="P53">mettre chaque mot sur sa propre ligne</text:p>
            </text:list-item>
            <text:list-item>
              <text:p text:style-name="P53">ajouter «  ... @@@ » à la fin de chaque ligne</text:p>
            </text:list-item>
          </text:list>
        </text:list-item>
        <text:list-item>
          <text:p text:style-name="P54">Choisissez « 3 lignes par page » dans « Répartition »</text:p>
        </text:list-item>
        <text:list-item>
          <text:p text:style-name="P43">Cliquer sur le bouton « Choix multiples »</text:p>
        </text:list-item>
        <text:list-item>
          <text:p text:style-name="P55"><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44"><text:span text:style-name="T29">Vérifier</text:span> que les champs suivant ont la valeur attendue :</text:p>
          <text:list>
            <text:list-item>
              <text:p text:style-name="P44">« Séparateur<text:span text:style-name="T29">s</text:span> » : « / » <text:span text:style-name="T29">et vide</text:span></text:p>
            </text:list-item>
            <text:list-item>
              <text:p text:style-name="P44">« Début » : « ( »</text:p>
            </text:list-item>
            <text:list-item>
              <text:p text:style-name="P44">« Fin » : « ) »</text:p>
            </text:list-item>
          </text:list>
        </text:list-item>
        <text:list-item>
          <text:p text:style-name="P48">Modifier le « <text:span text:style-name="T23">trou à remplir »</text:span> en « ...  »</text:p>
        </text:list-item>
        <text:list-item>
          <text:p text:style-name="P43">Cliquer sur OK</text:p>
        </text:list-item>
        <text:list-item>
          <text:p text:style-name="P43">Cliquer sur le bouton « Choix multiples »</text:p>
        </text:list-item>
        <text:list-item>
          <text:p text:style-name="P55"><text:span text:style-name="T17">S</text:span><text:span text:style-name="T3">électionner « </text:span><text:span text:style-name="T28">[</text:span><text:span text:style-name="T19">singulier </text:span><text:span text:style-name="T28">* </text:span><text:span text:style-name="T19">pluriel</text:span><text:span text:style-name="T28">]</text:span><text:span text:style-name="T18"> </text:span><text:span text:style-name="T3">» </text:span><text:span text:style-name="T17">dans le champs « Consigne »</text:span></text:p>
        </text:list-item>
        <text:list-item>
          <text:p text:style-name="P44"><text:span text:style-name="T29">Vérifier</text:span> que les champs suivant ont la valeur attendue :</text:p>
          <text:list>
            <text:list-item>
              <text:p text:style-name="P44">« Séparateur<text:span text:style-name="T29">s</text:span> » : « / » <text:span text:style-name="T29">et vide</text:span></text:p>
            </text:list-item>
            <text:list-item>
              <text:p text:style-name="P44">« Début » : « <text:span text:style-name="T29">[</text:span> »</text:p>
            </text:list-item>
            <text:list-item>
              <text:p text:style-name="P44">« Fin » : « <text:span text:style-name="T29">]</text:span> »</text:p>
            </text:list-item>
          </text:list>
        </text:list-item>
        <text:list-item>
          <text:p text:style-name="P49">Modifier le « <text:span text:style-name="T23">trou à remplir »</text:span> en « <text:span text:style-name="T20">@@@</text:span> »</text:p>
        </text:list-item>
        <text:list-item>
          <text:p text:style-name="P43">Cliquer sur OK</text:p>
        </text:list-item>
      </text:list>
      <text:p text:style-name="P19">Choisis le verbe approprié dans les phrases suivantes.</text:p>
      <text:p text:style-name="P20"><text:span text:style-name="T27">a. </text:span>Vincent <text:span text:style-name="T15">(</text:span>mangez/adore/détestes<text:span text:style-name="T15">)</text:span> la grammaire.</text:p>
      <text:p text:style-name="P20"><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45"><text:span text:style-name="T24">(Optionnel) </text:span>Choisir le type d’adaptation : « Choix multiple »</text:p>
        </text:list-item>
        <text:list-item>
          <text:p text:style-name="P45">Sélectionner la consigne dans le PDF</text:p>
        </text:list-item>
        <text:list-item>
          <text:p text:style-name="P45">Idem pour l’énoncé</text:p>
        </text:list-item>
        <text:list-item>
          <text:p text:style-name="P45">Cliquer sur le bouton « Choix multiples »</text:p>
        </text:list-item>
        <text:list-item>
          <text:p text:style-name="P45">Sélectionner « <text:span text:style-name="T15">(</text:span><text:span text:style-name="T16">mangez/adore/détestes</text:span><text:span text:style-name="T15">) » </text:span>dans le champ « Énoncé »</text:p>
        </text:list-item>
        <text:list-item>
          <text:p text:style-name="P45"><text:span text:style-name="T29">Vérifier</text:span> que les champs suivant ont la valeur attendue :</text:p>
          <text:list>
            <text:list-item>
              <text:p text:style-name="P45">« Séparateur<text:span text:style-name="T29">s</text:span> » : « / » <text:span text:style-name="T29">et vide</text:span></text:p>
            </text:list-item>
            <text:list-item>
              <text:p text:style-name="P45">« Début » : « ( »</text:p>
            </text:list-item>
            <text:list-item>
              <text:p text:style-name="P45">« Fin » : « ) »</text:p>
            </text:list-item>
          </text:list>
        </text:list-item>
        <text:list-item>
          <text:p text:style-name="P45">Cliquer sur OK</text:p>
        </text:list-item>
        <text:list-item>
          <text:p text:style-name="P56">Vérifier que les deux champs QCM ont été créés</text:p>
        </text:list-item>
      </text:list>
      <text:p text:style-name="P22">Colorie les articles en <text:span text:style-name="T35">brun</text:span> et les adverbes en <text:span text:style-name="T35">jaune</text:span>.</text:p>
      <text:p text:style-name="P23">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57">Procé<text:span text:style-name="T4">der comme pour le précédent exercice de type « Sélection de mots »</text:span></text:p>
        </text:list-item>
        <text:list-item>
          <text:p text:style-name="P58">Personnaliser les couleurs avec <text:span text:style-name="T12">un clic droit da</text:span><text:span text:style-name="T13">n</text:span><text:span text:style-name="T12">s « Couleurs utilisables »</text:span></text:p>
        </text:list-item>
      </text:list>
      <text:p text:style-name="P28">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34">Cocher l’item « <text:span text:style-name="T32">Lettres</text:span> »</text:p>
        </text:list-item>
        <text:list-item>
          <text:p text:style-name="P37"><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37">Sélectionner la consigne <text:span text:style-name="T32">et l’énoncé</text:span> dans le PDF</text:p>
        </text:list-item>
        <text:list-item>
          <text:p text:style-name="P37">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5"/>
      <text:h text:style-name="P30"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35">Cocher l’item « <text:span text:style-name="T31">Ponctuation</text:span> »</text:p>
        </text:list-item>
        <text:list-item>
          <text:p text:style-name="P38"><text:span text:style-name="T11">Cliquer sur la deuxième couleur </text:span><text:span text:style-name="T22">de l’effet</text:span><text:span text:style-name="T14"> « </text:span><text:span text:style-name="T22">Cochable</text:span><text:span text:style-name="T14"> »</text:span></text:p>
        </text:list-item>
        <text:list-item>
          <text:p text:style-name="P38">Sélectionner la consigne dans le PDF</text:p>
        </text:list-item>
        <text:list-item>
          <text:p text:style-name="P38"><text:span text:style-name="T3">Idem pour</text:span> l’énoncé</text:p>
        </text:list-item>
        <text:list-item>
          <text:p text:style-name="P38">Dans la consigne, sélectionner « <text:span text:style-name="T31">ponctuation marquant la fin des phrases</text:span> » puis cliquer sur le bouton <text:span text:style-name="T11">de la première couleur</text:span></text:p>
        </text:list-item>
        <text:list-item>
          <text:p text:style-name="P38">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6"/>
      <text:h text:style-name="P31"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59"><text:span text:style-name="T9">Cocher l’item « </text:span><text:span text:style-name="T10">Phrases</text:span><text:span text:style-name="T9"> »</text:span></text:p>
        </text:list-item>
        <text:list-item>
          <text:p text:style-name="P39"><text:span text:style-name="T11">Cliquer sur la deuxième couleur </text:span><text:span text:style-name="T22">de l’effet</text:span><text:span text:style-name="T14"> « </text:span><text:span text:style-name="T22">Cochable</text:span><text:span text:style-name="T14"> »</text:span></text:p>
        </text:list-item>
        <text:list-item>
          <text:p text:style-name="P39">Sélectionner la consigne <text:span text:style-name="T33">et l’énoncé</text:span> dans le PDF</text:p>
        </text:list-item>
        <text:list-item>
          <text:p text:style-name="P39">Dans la consigne, sélectionner « <text:span text:style-name="T33">phrase affirmatives</text:span> » puis cliquer sur le bouton <text:span text:style-name="T11">de la première couleur</text:span></text:p>
        </text:list-item>
        <text:list-item>
          <text:p text:style-name="P39"><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13T13:57:36.636512751</dc:date>
    <meta:editing-duration>PT13H45M55S</meta:editing-duration>
    <meta:editing-cycles>72</meta:editing-cycles>
    <meta:document-statistic meta:table-count="0" meta:image-count="0" meta:object-count="0" meta:page-count="10" meta:paragraph-count="117" meta:word-count="1284" meta:character-count="6932" meta:non-whitespace-character-count="5838"/>
  </office:meta>
</office:document-meta>
</file>